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Vala dersi</text:p>
      <text:p text:style-name="rststyle-textbody">Bu yazıda vala programlama dilini anlatacağım.</text:p>
      <text:p text:style-name="rststyle-textbody">Vala programlama dili derlemeli bir dil olup yazmış olduğunuz kod valanın çeviricisi yardımı ile önce <text:span text:style-name="rststyle-strong">C</text:span> koduna çevrilir ve ardından <text:span text:style-name="rststyle-strong">gcc</text:span> veya <text:span text:style-name="rststyle-strong">clang</text:span> gibi bir derleyici kullanılarak derlenir. Vala kaynak kodunu derlemek için <text:span text:style-name="rststyle-strong">valac</text:span> kullanılır. Örneğin aşağıda basit bir derleme örneği verilmiştir.</text:p>
      <ns0:p ns0:style-name="rststyle-codeblock">$ valac main.vala</ns0:p>
      <text:p text:style-name="rststyle-textbody">Vala programlarını main fonksiyonu ile başlar. Bu fonksiyon aşağıdaki gibi yazılır:</text:p>
      <ns0:p ns0:style-name="rststyle-codeblock">int main(string[] args){<ns0:line-break/><ns0:s ns0:c="3"/>...<ns0:line-break/><ns0:s ns0:c="3"/>return 0;<ns0:line-break/>}</ns0:p>
      <text:span text:style-name="rststyle-keyword">
        <text:span text:style-name="rststyle-type">int</text:span>
      </text:span>
      <text:span text:style-name="rststyle-whitespace"> </text:span>
      <text:span text:style-name="rststyle-name">main</text:span>
      <text:span text:style-name="rststyle-punctuation">(</text:span>
      <text:span text:style-name="rststyle-keyword">
        <text:span text:style-name="rststyle-type">string</text:span>
      </text:span>
      <text:span text:style-name="rststyle-punctuation">[]</text:span>
      <text:span text:style-name="rststyle-whitespace"> </text:span>
      <text:span text:style-name="rststyle-name">args</text:span>
      <text:span text:style-name="rststyle-punctuation">){</text:span>
      <text:span text:style-name="rststyle-whitespace">
   </text:span>
      <text:span text:style-name="rststyle-punctuation">...</text:span>
      <text:span text:style-name="rststyle-whitespace">
   </text:span>
      <text:span text:style-name="rststyle-keyword">return</text:span>
      <text:span text:style-name="rststyle-whitespace"> </text:span>
      <text:span text:style-name="rststyle-literal">
        <text:span text:style-name="rststyle-number">
          <text:span text:style-name="rststyle-integer">0</text:span>
        </text:span>
      </text:span>
      <text:span text:style-name="rststyle-punctuation">;</text:span>
      <text:span text:style-name="rststyle-whitespace">
</text:span>
      <text:span text:style-name="rststyle-punctuation">}</text:span>
      <text:p text:style-name="rststyle-textbody">Burada <text:span text:style-name="rststyle-strong">int</text:span> fonksiyonun çıktı türünü <text:span text:style-name="rststyle-strong">main</text:span> adını <text:span text:style-name="rststyle-strong">string[] args</text:span> ise parametresini ifade eder. <text:span text:style-name="rststyle-strong">return 0</text:span> ise çıkış kodunu bildirir. Vala programlama dilinde her satırın sonunda <text:span text:style-name="rststyle-strong">;</text:span> bulunmak zorundadır.</text:p>
      <text:section text:name="Section1" text:style-name="Sect1">
        <text:h text:outline-level="1" text:style-name="rststyle-heading1">Açıklama satırı</text:h>
        <text:p text:style-name="rststyle-textbody">Açıklamalar 2 şekilde yapılır. Açıklama bölümleri derleme esnasında dikkate alınmaz.</text:p>
        <text:list text:style-name="rststyle-bulletlist">
          <text:list-item>
            <text:p text:style-name="rststyle-bulletitem"><text:span text:style-name="rststyle-strong">\</text:span> ifadesinden sonra satır sonuna kadar olan kısım açıklamadır.</text:p>
          </text:list-item>
          <text:list-item>
            <text:p text:style-name="rststyle-bulletitem"><text:span text:style-name="rststyle-strong">\*</text:span> ile başlayıp <text:span text:style-name="rststyle-strong">*\</text:span> ile biten yazılar açıklamadır.</text:p>
          </text:list-item>
        </text:list>
        <ns0:p ns0:style-name="rststyle-codeblock">// bu bir açıklamadır<ns0:line-break/>/* bu bir açıklamadır */</ns0:p>
        <text:span text:style-name="rststyle-comment">
          <text:span text:style-name="rststyle-single">// bu bir açıklamadır
</text:span>
        </text:span>
        <text:span text:style-name="rststyle-comment">
          <text:span text:style-name="rststyle-multiline">/* bu bir açıklamadır */</text:span>
        </text:span>
      </text:section>
      <text:section text:name="Section2" text:style-name="Sect1">
        <text:h text:outline-level="1" text:style-name="rststyle-heading1">Ekrana yazı yazdırma</text:h>
        <text:p text:style-name="rststyle-textbody">Ekrana yazı yazmak için <text:span text:style-name="rststyle-strong">printf</text:span> kullanılır. normal çıktı için <text:span text:style-name="rststyle-strong">stdout.printf</text:span>, hata çıktısı için ise <text:span text:style-name="rststyle-strong">stderr.printf</text:span> kullanılır.</text:p>
        <ns0:p ns0:style-name="rststyle-codeblock">int main(string[] args){<ns0:line-break/><ns0:s ns0:c="4"/>stdout.printf("Merhaba Dünya");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main</text:span>
        <text:span text:style-name="rststyle-punctuation">(</text:span>
        <text:span text:style-name="rststyle-keyword">
          <text:span text:style-name="rststyle-type">string</text:span>
        </text:span>
        <text:span text:style-name="rststyle-punctuation">[]</text:span>
        <text:span text:style-name="rststyle-whitespace"> </text:span>
        <text:span text:style-name="rststyle-name">args</text:span>
        <text:span text:style-name="rststyle-punctuation">){</text:span>
        <text:span text:style-name="rststyle-whitespace">
    </text:span>
        <text:span text:style-name="rststyle-name">stdout</text:span>
        <text:span text:style-name="rststyle-punctuation">.</text:span>
        <text:span text:style-name="rststyle-name">printf</text:span>
        <text:span text:style-name="rststyle-punctuation">(</text:span>
        <text:span text:style-name="rststyle-literal">
          <text:span text:style-name="rststyle-string">"Merhaba Dünya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</text:section>
      <text:section text:name="Section3" text:style-name="Sect1">
        <text:h text:outline-level="1" text:style-name="rststyle-heading1">Değişken türleri</text:h>
        <text:p text:style-name="rststyle-textbody">Değişkenler türleri ile beraber tanımlanırlar veya <text:span text:style-name="rststyle-strong">var</text:span> ifadesi kullanılarak tanımlanırlar.</text:p>
        <ns0:p ns0:style-name="rststyle-codeblock">...<ns0:line-break/>int num = 0;<ns0:line-break/>val text = "Hello world";<ns0:line-break/>string abc = "fff"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val</text:span>
        <text:span text:style-name="rststyle-whitespace"> </text:span>
        <text:span text:style-name="rststyle-name">te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string</text:span>
        </text:span>
        <text:span text:style-name="rststyle-whitespace"> </text:span>
        <text:span text:style-name="rststyle-name">abc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fff"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değişkenlere başta değer atamayıp sonradan da değer atama işlemi yapılabilir.</text:p>
        <ns0:p ns0:style-name="rststyle-codeblock">...<ns0:line-break/>int num;<ns0:line-break/>num = 31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Değişkenler arası tür dönüşümü işlemi için <text:span text:style-name="rststyle-strong">parse</text:span> ve <text:span text:style-name="rststyle-strong">to_string</text:span> kulanılır.</text:p>
        <ns0:p ns0:style-name="rststyle-codeblock">...<ns0:line-break/>int num = 15;<ns0:line-break/>string txt = num.to_string(); // int -&gt; string dönüşümü<ns0:line-break/>int ff = int.parse("23"); // string -&gt; int dönüşümü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string</text:span>
        </text:span>
        <text:span text:style-name="rststyle-whitespace"> 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name">num</text:span>
        <text:span text:style-name="rststyle-punctuation">.</text:span>
        <text:span text:style-name="rststyle-name">to_string</text:span>
        <text:span text:style-name="rststyle-punctuation">();</text:span>
        <text:span text:style-name="rststyle-whitespace"> </text:span>
        <text:span text:style-name="rststyle-comment">
          <text:span text:style-name="rststyle-single">// int -&gt; string dönüşümü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ff</text:span>
        <text:span text:style-name="rststyle-whitespace"> </text:span>
        <text:span text:style-name="rststyle-operator">=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.</text:span>
        <text:span text:style-name="rststyle-name">parse</text:span>
        <text:span text:style-name="rststyle-punctuation">(</text:span>
        <text:span text:style-name="rststyle-literal">
          <text:span text:style-name="rststyle-string">"23"</text:span>
        </text:span>
        <text:span text:style-name="rststyle-punctuation">);</text:span>
        <text:span text:style-name="rststyle-whitespace"> </text:span>
        <text:span text:style-name="rststyle-comment">
          <text:span text:style-name="rststyle-single">// string -&gt; int dönüşümü
</text:span>
        </text:span>
        <text:span text:style-name="rststyle-punctuation">...</text:span>
        <text:p text:style-name="rststyle-textbody">Başlıca veri türleri şunlardır:</text:p>
        <text:list text:style-name="rststyle-bulletlist">
          <text:list-item>
            <text:p text:style-name="rststyle-bulletitem"><text:span text:style-name="rststyle-strong">int</text:span> tam sayıları tutar</text:p>
          </text:list-item>
          <text:list-item>
            <text:p text:style-name="rststyle-bulletitem"><text:span text:style-name="rststyle-strong">char</text:span> tek bir karakter tutar.</text:p>
          </text:list-item>
          <text:list-item>
            <text:p text:style-name="rststyle-bulletitem"><text:span text:style-name="rststyle-strong">float</text:span> virgüllü sayıları tutar.x</text:p>
          </text:list-item>
          <text:list-item>
            <text:p text:style-name="rststyle-bulletitem"><text:span text:style-name="rststyle-strong">double</text:span> büyük bellek boyutu gerektiren sayıları tutar.</text:p>
          </text:list-item>
          <text:list-item>
            <text:p text:style-name="rststyle-bulletitem"><text:span text:style-name="rststyle-strong">bool</text:span> doğru veya yanlış olma durumu tutar.</text:p>
          </text:list-item>
          <text:list-item>
            <text:p text:style-name="rststyle-bulletitem"><text:span text:style-name="rststyle-strong">string</text:span> yazı tutar.</text:p>
          </text:list-item>
        </text:list>
      </text:section>
      <text:section text:name="Section4" text:style-name="Sect1">
        <text:h text:outline-level="1" text:style-name="rststyle-heading1">Fonksiyonlar ve parametreler</text:h>
        <text:p text:style-name="rststyle-textbody">Vala yazarken forksino tanımlarız ve bu fonksiyonları parametreler ile çağırabiliriz.</text:p>
        <ns0:p ns0:style-name="rststyle-codeblock">int main(string[] args){<ns0:line-break/><ns0:s ns0:c="4"/>write("Hello world");<ns0:line-break/><ns0:s ns0:c="4"/>return 0;<ns0:line-break/>}<ns0:line-break/>void write(string message){<ns0:line-break/><ns0:s ns0:c="4"/>stdout.printf(message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main</text:span>
        <text:span text:style-name="rststyle-punctuation">(</text:span>
        <text:span text:style-name="rststyle-keyword">
          <text:span text:style-name="rststyle-type">string</text:span>
        </text:span>
        <text:span text:style-name="rststyle-punctuation">[]</text:span>
        <text:span text:style-name="rststyle-whitespace"> </text:span>
        <text:span text:style-name="rststyle-name">args</text:span>
        <text:span text:style-name="rststyle-punctuation">){</text:span>
        <text:span text:style-name="rststyle-whitespace">
    </text:span>
        <text:span text:style-name="rststyle-name">write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write</text:span>
        <text:span text:style-name="rststyle-punctuation">(</text:span>
        <text:span text:style-name="rststyle-keyword">
          <text:span text:style-name="rststyle-type">string</text:span>
        </text:span>
        <text:span text:style-name="rststyle-whitespace"> </text:span>
        <text:span text:style-name="rststyle-name">message</text:span>
        <text:span text:style-name="rststyle-punctuation">){</text:span>
        <text:span text:style-name="rststyle-whitespace">
    </text:span>
        <text:span text:style-name="rststyle-name">stdout</text:span>
        <text:span text:style-name="rststyle-punctuation">.</text:span>
        <text:span text:style-name="rststyle-name">printf</text:span>
        <text:span text:style-name="rststyle-punctuation">(</text:span>
        <text:span text:style-name="rststyle-name">message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5" text:style-name="Sect1">
        <text:h text:outline-level="1" text:style-name="rststyle-heading1">Diziler</text:h>
        <text:p text:style-name="rststyle-textbody">Diziler birden çok eleman tutan değişkenlerdir. tanımlanırken <text:span text:style-name="rststyle-strong">xxx[] yy</text:span> şeklinde tanımlanırlar.</text:p>
        <ns0:p ns0:style-name="rststyle-codeblock">...<ns0:line-break/>int[] nums = {12,22,45,31,48};<ns0:line-break/>stdout.printf(num[3].to_string()); // Ekrana 31 yazar.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punctuation">[]</text:span>
        <text:span text:style-name="rststyle-whitespace"> </text:span>
        <text:span text:style-name="rststyle-name">nums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8</text:span>
          </text:span>
        </text:span>
        <text:span text:style-name="rststyle-punctuation">};</text:span>
        <text:span text:style-name="rststyle-whitespace">
</text:span>
        <text:span text:style-name="rststyle-name">stdout</text:span>
        <text:span text:style-name="rststyle-punctuation">.</text:span>
        <text:span text:style-name="rststyle-name">printf</text:span>
        <text:span text:style-name="rststyle-punctuation">(</text:span>
        <text:span text:style-name="rststyle-name">num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.</text:span>
        <text:span text:style-name="rststyle-name">to_string</text:span>
        <text:span text:style-name="rststyle-punctuation">());</text:span>
        <text:span text:style-name="rststyle-whitespace"> </text:span>
        <text:span text:style-name="rststyle-comment">
          <text:span text:style-name="rststyle-single">// Ekrana 31 yazar.
</text:span>
        </text:span>
        <text:span text:style-name="rststyle-punctuation">...</text:span>
        <text:p text:style-name="rststyle-textbody">Yukarıda <text:span text:style-name="rststyle-strong">{}</text:span> kullanılarak dizi elemanları ile beraber tanımlanmıştır. Bir altındaki satırda ise dizinin 4. elemanı çekilmiştir ve string türüne çevirilip ekrana yazılmıştır. Burada 3 olarak çekilme sebebi dizilerin eleman sayılarının 0dan başlamasıdır.</text:p>
        <text:p text:style-name="rststyle-textbody">Diziye aşağıdaki gibi eleman ekleyebiliriz.</text:p>
        <ns0:p ns0:style-name="rststyle-codeblock">...<ns0:line-break/><ns0:s ns0:c="4"/>int nums = {14,44,12};<ns0:line-break/><ns0:s ns0:c="4"/>nums += 98;<ns0:line-break/>...</ns0:p>
        <text:span text:style-name="rststyle-punctuation">...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s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};</text:span>
        <text:span text:style-name="rststyle-whitespace">
    </text:span>
        <text:span text:style-name="rststyle-name">nums</text:span>
        <text:span text:style-name="rststyle-whitespace"> </text:span>
        <text:span text:style-name="rststyle-operator">+=</text:span>
        <text:span text:style-name="rststyle-whitespace"> </text:span>
        <text:span text:style-name="rststyle-literal">
          <text:span text:style-name="rststyle-number">
            <text:span text:style-name="rststyle-integer">98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Dizinin boyutunu aşağıdaki gibi öğrenebiliriz.</text:p>
        <ns0:p ns0:style-name="rststyle-codeblock">...<ns0:line-break/><ns0:s ns0:c="4"/>string[] msgs = {"Hello", "World"};<ns0:line-break/><ns0:s ns0:c="4"/>int ff = msgs.length;<ns0:line-break/>...</ns0:p>
        <text:span text:style-name="rststyle-punctuation">...</text:span>
        <text:span text:style-name="rststyle-whitespace">
    </text:span>
        <text:span text:style-name="rststyle-keyword">
          <text:span text:style-name="rststyle-type">string</text:span>
        </text:span>
        <text:span text:style-name="rststyle-punctuation">[]</text:span>
        <text:span text:style-name="rststyle-whitespace"> </text:span>
        <text:span text:style-name="rststyle-name">msgs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}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ff</text:span>
        <text:span text:style-name="rststyle-whitespace"> </text:span>
        <text:span text:style-name="rststyle-operator">=</text:span>
        <text:span text:style-name="rststyle-whitespace"> </text:span>
        <text:span text:style-name="rststyle-name">msgs</text:span>
        <text:span text:style-name="rststyle-punctuation">.</text:span>
        <text:span text:style-name="rststyle-name">length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Vala programlama dilinde diziler basit işler için yeterli olsa da genellikle yetersiz kaldığı için <text:span text:style-name="rststyle-strong">libgee</text:span> kütüphanesinden faydalanılır. Öncelikle kodun en üstüne <text:span text:style-name="rststyle-quotation">Using gee;</text:span> eklenir. bu sayede kütüphane içerisindeki işlevler kullanılabilir olur. Bu ifade detaylı olarak ilerleyen bölümlerde anlatılacaktır. <text:span text:style-name="rststyle-strong">libgee</text:span> kullanılırken derleme işlemine <text:span text:style-name="rststyle-quotation">--pkg gee-0.8</text:span> eklenir. Bu sayede derlenen programa libgee kütüpnaseni dahil edilir.</text:p>
        <ns0:p ns0:style-name="rststyle-codeblock">$ valac main.vala --pkg gee-0.8</ns0:p>
        <text:p text:style-name="rststyle-textbody">Liste tanımlaması ve eleman ekleyip çıkarılması aşağıdaki gibidir:</text:p>
        <ns0:p ns0:style-name="rststyle-codeblock"><ns0:s ns0:c="4"/>Using gee;<ns0:line-break/><ns0:line-break/>void test(){<ns0:line-break/><ns0:s ns0:c="8"/>var liste = new ArrayList&lt;int&gt;();<ns0:line-break/><ns0:s ns0:c="8"/>liste.add(12);<ns0:line-break/><ns0:s ns0:c="8"/>liste.add(18);<ns0:line-break/><ns0:s ns0:c="8"/>liste.add(3);<ns0:line-break/><ns0:s ns0:c="8"/>liste.remove(18);<ns0:line-break/><ns0:s ns0:c="4"/>}<ns0:line-break/>...</ns0:p>
        <text:span text:style-name="rststyle-whitespace">    </text:span>
        <text:span text:style-name="rststyle-name">Using</text:span>
        <text:span text:style-name="rststyle-whitespace"> </text:span>
        <text:span text:style-name="rststyle-name">gee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test</text:span>
        <text:span text:style-name="rststyle-punctuation">(){</text:span>
        <text:span text:style-name="rststyle-whitespace">
        </text:span>
        <text:span text:style-name="rststyle-keyword">
          <text:span text:style-name="rststyle-declaration">var</text:span>
        </text:span>
        <text:span text:style-name="rststyle-whitespace"> </text:span>
        <text:span text:style-name="rststyle-name">liste</text:span>
        <text:span text:style-name="rststyle-whitespace"> </text:span>
        <text:span text:style-name="rststyle-operator">=</text:span>
        <text:span text:style-name="rststyle-whitespace"> </text:span>
        <text:span text:style-name="rststyle-keyword">new</text:span>
        <text:span text:style-name="rststyle-whitespace"> </text:span>
        <text:span text:style-name="rststyle-name">ArrayList</text:span>
        <text:span text:style-name="rststyle-operator">&lt;</text:span>
        <text:span text:style-name="rststyle-keyword">
          <text:span text:style-name="rststyle-type">int</text:span>
        </text:span>
        <text:span text:style-name="rststyle-operator">&gt;</text:span>
        <text:span text:style-name="rststyle-punctuation">();</text:span>
        <text:span text:style-name="rststyle-whitespace">
        </text:span>
        <text:span text:style-name="rststyle-name">liste</text:span>
        <text:span text:style-name="rststyle-punctuation">.</text:span>
        <text:span text:style-name="rststyle-name">add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;</text:span>
        <text:span text:style-name="rststyle-whitespace">
        </text:span>
        <text:span text:style-name="rststyle-name">liste</text:span>
        <text:span text:style-name="rststyle-punctuation">.</text:span>
        <text:span text:style-name="rststyle-name">add</text:span>
        <text:span text:style-name="rststyle-punctuation">(</text:span>
        <text:span text:style-name="rststyle-literal">
          <text:span text:style-name="rststyle-number">
            <text:span text:style-name="rststyle-integer">18</text:span>
          </text:span>
        </text:span>
        <text:span text:style-name="rststyle-punctuation">);</text:span>
        <text:span text:style-name="rststyle-whitespace">
        </text:span>
        <text:span text:style-name="rststyle-name">liste</text:span>
        <text:span text:style-name="rststyle-punctuation">.</text:span>
        <text:span text:style-name="rststyle-name">add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;</text:span>
        <text:span text:style-name="rststyle-whitespace">
        </text:span>
        <text:span text:style-name="rststyle-name">liste</text:span>
        <text:span text:style-name="rststyle-punctuation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18</text:span>
          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...</text:span>
        <text:p text:style-name="rststyle-textbody">Yukarıdaki örnekde <text:span text:style-name="rststyle-strong">ArrayList</text:span> tanımlanmıştır. <text:span text:style-name="rststyle-strong">add</text:span> ile eleman eklemesi <text:span text:style-name="rststyle-strong">remove</text:span> ile eleman çıkarılması yapılır.</text:p>
        <text:p text:style-name="rststyle-textbody">Listenin belirtilen index sayılı elemanı aşağıdaki gibi getirilir.</text:p>
        <ns0:p ns0:style-name="rststyle-codeblock">...<ns0:line-break/>int num = liste.get(3); // 4. eleman değeri getirilir.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name">liste</text:span>
        <text:span text:style-name="rststyle-punctuation">.</text:span>
        <text:span text:style-name="rststyle-keyword">get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;</text:span>
        <text:span text:style-name="rststyle-whitespace"> </text:span>
        <text:span text:style-name="rststyle-comment">
          <text:span text:style-name="rststyle-single">// 4. eleman değeri getirilir.
</text:span>
        </text:span>
        <text:span text:style-name="rststyle-punctuation">...</text:span>
        <text:p text:style-name="rststyle-textbody">Listenin istenen bir elemanı aşağıdaki gibi değiştirilebilir.</text:p>
        <ns0:p ns0:style-name="rststyle-codeblock">...<ns0:line-break/>liste.set(3,144); // 4. eleman değiştirilir.<ns0:line-break/>...</ns0:p>
        <text:span text:style-name="rststyle-punctuation">...</text:span>
        <text:span text:style-name="rststyle-whitespace">
</text:span>
        <text:span text:style-name="rststyle-name">liste</text:span>
        <text:span text:style-name="rststyle-punctuation">.</text:span>
        <text:span text:style-name="rststyle-keyword">set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44</text:span>
          </text:span>
        </text:span>
        <text:span text:style-name="rststyle-punctuation">);</text:span>
        <text:span text:style-name="rststyle-whitespace"> </text:span>
        <text:span text:style-name="rststyle-comment">
          <text:span text:style-name="rststyle-single">// 4. eleman değiştirilir.
</text:span>
        </text:span>
        <text:span text:style-name="rststyle-punctuation">...</text:span>
        <text:p text:style-name="rststyle-textbody">Listenin eleman sayısı aşağıdaki gibi bulunur.</text:p>
        <ns0:p ns0:style-name="rststyle-codeblock">...<ns0:line-break/>int boyut = liste.size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oyut</text:span>
        <text:span text:style-name="rststyle-whitespace"> </text:span>
        <text:span text:style-name="rststyle-operator">=</text:span>
        <text:span text:style-name="rststyle-whitespace"> </text:span>
        <text:span text:style-name="rststyle-name">liste</text:span>
        <text:span text:style-name="rststyle-punctuation">.</text:span>
        <text:span text:style-name="rststyle-name">size</text:span>
        <text:span text:style-name="rststyle-punctuation">;</text:span>
        <text:span text:style-name="rststyle-whitespace">
</text:span>
        <text:span text:style-name="rststyle-punctuation">...</text:span>
      </text:section>
      <text:section text:name="Section6" text:style-name="Sect1">
        <text:h text:outline-level="1" text:style-name="rststyle-heading1">Klavyeden değer alma</text:h>
        <text:p text:style-name="rststyle-textbody">Klavyeden string türünden değer almak için <text:span text:style-name="rststyle-strong">stdin.read_line()</text:span> kullanılır.</text:p>
        <ns0:p ns0:style-name="rststyle-codeblock">...<ns0:line-break/>var text = stdin.read_line();<ns0:line-break/>stdout.printf(text);<ns0:line-break/>...</ns0:p>
        <text:span text:style-name="rststyle-punctuation">...</text:span>
        <text:span text:style-name="rststyle-whitespace">
</text:span>
        <text:span text:style-name="rststyle-keyword">
          <text:span text:style-name="rststyle-declaration">var</text:span>
        </text:span>
        <text:span text:style-name="rststyle-whitespace"> </text:span>
        <text:span text:style-name="rststyle-name">text</text:span>
        <text:span text:style-name="rststyle-whitespace"> </text:span>
        <text:span text:style-name="rststyle-operator">=</text:span>
        <text:span text:style-name="rststyle-whitespace"> </text:span>
        <text:span text:style-name="rststyle-name">stdin</text:span>
        <text:span text:style-name="rststyle-punctuation">.</text:span>
        <text:span text:style-name="rststyle-name">read_line</text:span>
        <text:span text:style-name="rststyle-punctuation">();</text:span>
        <text:span text:style-name="rststyle-whitespace">
</text:span>
        <text:span text:style-name="rststyle-name">stdout</text:span>
        <text:span text:style-name="rststyle-punctuation">.</text:span>
        <text:span text:style-name="rststyle-name">printf</text:span>
        <text:span text:style-name="rststyle-punctuation">(</text:span>
        <text:span text:style-name="rststyle-name">text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Koşullar</text:h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1:46</meta:creation-date>
    <dc:creator>a</dc:creator>
    <dc:date>2022-06-11T13:01:46</dc:date>
    <dc:language>en-US</dc:language>
    <meta:editing-cycles>1</meta:editing-cycles>
    <meta:editing-duration>PT00M01S</meta:editing-duration>
    <dc:title>Vala dersi</dc:title>
  </office:meta>
</office:document-meta>
</file>